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9D000000E1B675AF66DCC0004D.png" manifest:media-type="image/png"/>
  <manifest:file-entry manifest:full-path="Pictures/10000201000000CF0000006BDFFA28B789442694.png" manifest:media-type="image/png"/>
  <manifest:file-entry manifest:full-path="Pictures/100000000000019B0000007A2CDF8EBF253E51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au3" style:family="table">
      <style:table-properties style:width="15.921cm" table:align="margins" style:writing-mode="lr-tb"/>
    </style:style>
    <style:style style:name="Tableau3.A" style:family="table-column">
      <style:table-column-properties style:column-width="15.921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5.921cm" table:align="margins" style:writing-mode="lr-tb"/>
    </style:style>
    <style:style style:name="Tableau4.A" style:family="table-column">
      <style:table-column-properties style:column-width="15.921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" style:family="table">
      <style:table-properties style:width="15.921cm" table:align="margins" style:writing-mode="lr-tb"/>
    </style:style>
    <style:style style:name="Tableau5.A" style:family="table-column">
      <style:table-column-properties style:column-width="15.921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5.921cm" table:align="margins" style:writing-mode="lr-tb"/>
    </style:style>
    <style:style style:name="Tableau6.A" style:family="table-column">
      <style:table-column-properties style:column-width="15.921cm" style:rel-column-width="65535*"/>
    </style:style>
    <style:style style:name="Tableau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7" style:family="table">
      <style:table-properties style:width="15.921cm" table:align="margins" style:writing-mode="lr-tb"/>
    </style:style>
    <style:style style:name="Tableau7.A" style:family="table-column">
      <style:table-column-properties style:column-width="15.921cm" style:rel-column-width="65535*"/>
    </style:style>
    <style:style style:name="Tableau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8" style:family="table">
      <style:table-properties style:width="15.921cm" table:align="margins" style:writing-mode="lr-tb"/>
    </style:style>
    <style:style style:name="Tableau8.A" style:family="table-column">
      <style:table-column-properties style:column-width="7.96cm" style:rel-column-width="32767*"/>
    </style:style>
    <style:style style:name="Tableau8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8.B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8.A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8.B2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au8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8.B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9" style:family="table">
      <style:table-properties style:width="15.921cm" table:align="margins" style:writing-mode="lr-tb"/>
    </style:style>
    <style:style style:name="Tableau9.A" style:family="table-column">
      <style:table-column-properties style:column-width="15.921cm" style:rel-column-width="65535*"/>
    </style:style>
    <style:style style:name="Tableau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0" style:family="table">
      <style:table-properties style:width="15.921cm" table:align="margins" style:writing-mode="lr-tb"/>
    </style:style>
    <style:style style:name="Tableau10.A" style:family="table-column">
      <style:table-column-properties style:column-width="15.921cm" style:rel-column-width="65535*"/>
    </style:style>
    <style:style style:name="Tableau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051b4c"/>
    </style:style>
    <style:style style:name="P2" style:family="paragraph" style:parent-style-name="Footer">
      <style:paragraph-properties fo:text-align="end" style:justify-single-word="false"/>
      <style:text-properties officeooo:paragraph-rsid="00051b4c"/>
    </style:style>
    <style:style style:name="P3" style:family="paragraph" style:parent-style-name="Footer">
      <style:text-properties officeooo:paragraph-rsid="00033625"/>
    </style:style>
    <style:style style:name="P4" style:family="paragraph" style:parent-style-name="Header">
      <style:paragraph-properties>
        <style:tab-stops>
          <style:tab-stop style:position="6.509cm"/>
        </style:tab-stops>
      </style:paragraph-properties>
    </style:style>
    <style:style style:name="P5" style:family="paragraph" style:parent-style-name="Title">
      <style:paragraph-properties fo:text-align="center" style:justify-single-word="false"/>
    </style:style>
    <style:style style:name="P6" style:family="paragraph" style:parent-style-name="Standard">
      <style:text-properties officeooo:rsid="00067372" officeooo:paragraph-rsid="00067372"/>
    </style:style>
    <style:style style:name="P7" style:family="paragraph" style:parent-style-name="Text_20_body">
      <style:text-properties officeooo:rsid="000e17a5" officeooo:paragraph-rsid="000e17a5"/>
    </style:style>
    <style:style style:name="P8" style:family="paragraph" style:parent-style-name="Text_20_body">
      <style:text-properties officeooo:paragraph-rsid="000e17a5"/>
    </style:style>
    <style:style style:name="P9" style:family="paragraph" style:parent-style-name="Text_20_body">
      <style:text-properties officeooo:rsid="0010b5b1" officeooo:paragraph-rsid="0010b5b1"/>
    </style:style>
    <style:style style:name="P10" style:family="paragraph" style:parent-style-name="Text_20_body">
      <style:text-properties officeooo:rsid="001312ca" officeooo:paragraph-rsid="001312ca"/>
    </style:style>
    <style:style style:name="P11" style:family="paragraph" style:parent-style-name="Text_20_body">
      <style:text-properties officeooo:paragraph-rsid="001312ca"/>
    </style:style>
    <style:style style:name="P12" style:family="paragraph" style:parent-style-name="Text_20_body">
      <style:text-properties officeooo:rsid="001c5ea6" officeooo:paragraph-rsid="001c5ea6"/>
    </style:style>
    <style:style style:name="P13" style:family="paragraph" style:parent-style-name="Text_20_body">
      <style:text-properties officeooo:rsid="001fc1e6" officeooo:paragraph-rsid="001fc1e6"/>
    </style:style>
    <style:style style:name="P14" style:family="paragraph" style:parent-style-name="Heading_20_3">
      <style:text-properties officeooo:rsid="00067372" officeooo:paragraph-rsid="00067372"/>
    </style:style>
    <style:style style:name="P15" style:family="paragraph" style:parent-style-name="Heading_20_3">
      <style:text-properties officeooo:rsid="00067372" officeooo:paragraph-rsid="0016a025"/>
    </style:style>
    <style:style style:name="P16" style:family="paragraph" style:parent-style-name="Heading_20_3">
      <style:text-properties officeooo:paragraph-rsid="0019ba5d"/>
    </style:style>
    <style:style style:name="P17" style:family="paragraph" style:parent-style-name="Heading_20_3">
      <style:paragraph-properties fo:break-before="page"/>
      <style:text-properties officeooo:paragraph-rsid="0016a025"/>
    </style:style>
    <style:style style:name="P18" style:family="paragraph" style:parent-style-name="Title" style:master-page-name="First_20_Page">
      <style:paragraph-properties fo:text-align="center" style:justify-single-word="false" style:page-number="auto"/>
    </style:style>
    <style:style style:name="P19" style:family="paragraph" style:parent-style-name="Footer">
      <style:text-properties style:language-complex="fr" style:country-complex="F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3e0" officeooo:paragraph-rsid="0017f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ce181e" style:text-outline="false" style:text-line-through-style="none" style:text-line-through-type="none" style:font-name="Liberation Serif" fo:font-size="12pt" fo:font-style="italic" fo:text-shadow="none" style:text-underline-style="none" fo:font-weight="normal" officeooo:rsid="001fc1e6" officeooo:paragraph-rsid="001fc1e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1" style:family="text">
      <style:text-properties style:language-complex="fr" style:country-complex="FR"/>
    </style:style>
    <style:style style:name="T2" style:family="text">
      <style:text-properties officeooo:rsid="00033625"/>
    </style:style>
    <style:style style:name="T3" style:family="text">
      <style:text-properties officeooo:rsid="00067372"/>
    </style:style>
    <style:style style:name="T4" style:family="text">
      <style:text-properties officeooo:rsid="000e17a5"/>
    </style:style>
    <style:style style:name="T5" style:family="text">
      <style:text-properties officeooo:rsid="001250c5"/>
    </style:style>
    <style:style style:name="T6" style:family="text">
      <style:text-properties officeooo:rsid="0016a025"/>
    </style:style>
    <style:style style:name="T7" style:family="text">
      <style:text-properties officeooo:rsid="001e24f2"/>
    </style:style>
    <style:style style:name="T8" style:family="text">
      <style:text-properties officeooo:rsid="00202aa8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318cm" fo:margin-top="0cm" fo:margin-bottom="0cm" style:run-through="back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Programmation C</text:span> TP 1</text:p>
      <text:p text:style-name="P5">-</text:p>
      <text:p text:style-name="P5">Compte Rendu</text:p>
      <text:p text:style-name="Standard"/>
      <text:h text:style-name="P14" text:outline-level="3">Exercice <text:span text:style-name="T6">1</text:span></text:h>
      <text:p text:style-name="P6"/>
      <text:p text:style-name="P6">1. Pour obtenir l’arborescence indiquée d<text:span text:style-name="T4">ans le sujet </text:span>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aapelbau@pccop1b131-08:~/Documents/ProgrammationC/TP/TP1$ mkdir -p tp1/dir1</text:p>
            <text:p text:style-name="Table_20_Contents">aapelbau@pccop1b131-08:~/Documents/ProgrammationC/TP/TP1$ mkdir -p tp1/dir2</text:p>
            <text:p text:style-name="Table_20_Contents">aapelbau@pccop1b131-08:~/Documents/ProgrammationC/TP/TP1/tp1/dir1$ touch f11 f12 titi</text:p>
            <text:p text:style-name="Table_20_Contents">aapelbau@pccop1b131-08:~/Documents/ProgrammationC/TP/TP1/tp1/dir2$ touch f2</text:p>
          </table:table-cell>
        </table:table-row>
      </table:table>
      <text:p text:style-name="P8"/>
      <text:p text:style-name="P8"><text:span text:style-name="T4">2. De base voici les droits de notre arborescence :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0">total 156</text:p>
            <text:p text:style-name="P20">-rwxr--r-- 1 aapelbau 6ifo1 86890 oct. <text:s text:c="2"/>2 09:11 CR_TP1_C_Arnaud_Apelbaum.docx</text:p>
            <text:p text:style-name="P20">-rw-r--r-- 1 aapelbau 6ifo1 61995 oct. <text:s text:c="2"/>2 09:22 CR_TP1_C_Arnaud_Apelbaum_v2.odt</text:p>
            <text:p text:style-name="P20">drwxr-xr-x 4 aapelbau 6ifo1 <text:s/>4096 oct. <text:s text:c="2"/>2 09:06 tp1</text:p>
            <text:p text:style-name="P20"/>
            <text:p text:style-name="P20">./tp1:</text:p>
            <text:p text:style-name="P20">total 8</text:p>
            <text:p text:style-name="P20">drwxr-xr-x 2 aapelbau 6ifo1 4096 oct. <text:s text:c="2"/>2 09:06 dir1</text:p>
            <text:p text:style-name="P20">drwxr-xr-x 2 aapelbau 6ifo1 4096 oct. <text:s text:c="2"/>2 09:06 dir2</text:p>
            <text:p text:style-name="P20"/>
            <text:p text:style-name="P20">./tp1/dir1:</text:p>
            <text:p text:style-name="P20">total 0</text:p>
            <text:p text:style-name="P20">-rw-r--r-- 1 aapelbau 6ifo1 0 oct. <text:s text:c="2"/>2 09:06 f11</text:p>
            <text:p text:style-name="P20">-rw-r--r-- 1 aapelbau 6ifo1 0 oct. <text:s text:c="2"/>2 09:06 f12</text:p>
            <text:p text:style-name="P20">-rw-r--r-- 1 aapelbau 6ifo1 0 oct. <text:s text:c="2"/>2 09:06 titi</text:p>
            <text:p text:style-name="P20"><text:soft-page-break/></text:p>
            <text:p text:style-name="P20">./tp1/dir2:</text:p>
            <text:p text:style-name="P20">total 0</text:p>
            <text:p text:style-name="P20">-rw-r--r-- 1 aapelbau 6ifo1 0 oct. <text:s text:c="2"/>2 09:06 f2</text:p>
          </table:table-cell>
        </table:table-row>
      </table:table>
      <text:p text:style-name="P8"/>
      <text:p text:style-name="P7">Voilà comme nous allons obtenir les droits indiqués dans le sujet :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aapelbau@pccop1b131-08:~/Documents/ProgrammationC/TP/TP1$ chmod u=rwx,g=rwx,o=rwx tp1/</text:p>
            <text:p text:style-name="Table_20_Contents">aapelbau@pccop1b131-08:~/Documents/ProgrammationC/TP/TP1/tp1$ chmod u=rwx,g=rwx,<text:span text:style-name="T5">o=--- </text:span>dir1</text:p>
            <text:p text:style-name="Table_20_Contents">aapelbau@pccop1b131-08:~/Documents/ProgrammationC/TP/TP1/tp1$ chmod u=rwx,<text:span text:style-name="T5">g=---,o=---</text:span> dir2</text:p>
            <text:p text:style-name="Table_20_Contents">aapelbau@pccop1b131-08:~/Documents/ProgrammationC/TP/TP1/tp1/dir1$ chmod u=x---,g=x---,o=x-- f11</text:p>
            <text:p text:style-name="Table_20_Contents">aapelbau@pccop1b131-08:~/Documents/ProgrammationC/TP/TP1/tp1/dir1$ chmod u=rw-,g=r--,o=r-- f12</text:p>
            <text:p text:style-name="Table_20_Contents">aapelbau@pccop1b131-08:~/Documents/ProgrammationC/TP/TP1/tp1/dir1$ chmod u=rw-,g=rw-,o=rw- titi</text:p>
            <text:p text:style-name="Table_20_Contents">aapelbau@pccop1b131-08:~/Documents/ProgrammationC/TP/TP1/tp1/dir2$ chmod u=rw-,g=rw-,o=rw- f2 </text:p>
          </table:table-cell>
        </table:table-row>
      </table:table>
      <text:p text:style-name="P7"/>
      <text:p text:style-name="P9">Les droits sont désormais tels qu’on le souhaite :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0">aapelbau@pccop1b131-08:~/Documents/ProgrammationC/TP/TP1$ ls -Rl</text:p>
            <text:p text:style-name="P20">.:</text:p>
            <text:p text:style-name="P20">total 156</text:p>
            <text:p text:style-name="P20">-rwxr--r-- 1 aapelbau 6ifo1 86890 oct. <text:s text:c="2"/>2 09:11 CR_TP1_C_Arnaud_Apelbaum.docx</text:p>
            <text:p text:style-name="P20">-rw-r--r-- 1 aapelbau 6ifo1 64694 oct. <text:s text:c="2"/>2 09:28 CR_TP1_C_Arnaud_Apelbaum_v2.odt</text:p>
            <text:p text:style-name="P20">drwxrwxrwx 4 aapelbau 6ifo1 <text:s/>4096 oct. <text:s text:c="2"/>2 09:06 tp1</text:p>
            <text:p text:style-name="P20"/>
            <text:p text:style-name="P20">./tp1:</text:p>
            <text:p text:style-name="P20">total 8</text:p>
            <text:p text:style-name="P20"><text:soft-page-break/>drwxrwx--- 2 aapelbau 6ifo1 4096 oct. <text:s text:c="2"/>2 09:06 dir1</text:p>
            <text:p text:style-name="P20">drwx------ 2 aapelbau 6ifo1 4096 oct. <text:s text:c="2"/>2 09:06 dir2</text:p>
            <text:p text:style-name="P20"/>
            <text:p text:style-name="P20">./tp1/dir1:</text:p>
            <text:p text:style-name="P20">total 0</text:p>
            <text:p text:style-name="P20">---x--x--x 1 aapelbau 6ifo1 0 oct. <text:s text:c="2"/>2 09:06 f11</text:p>
            <text:p text:style-name="P20">-rw-r--r-- 1 aapelbau 6ifo1 0 oct. <text:s text:c="2"/>2 09:06 f12</text:p>
            <text:p text:style-name="P20">-rw------- 1 aapelbau 6ifo1 0 oct. <text:s text:c="2"/>2 09:06 titi</text:p>
            <text:p text:style-name="P20"/>
            <text:p text:style-name="P20">./tp1/dir2:</text:p>
            <text:p text:style-name="P20">total 0</text:p>
            <text:p text:style-name="P20">-rw------- 1 aapelbau 6ifo1 0 oct. <text:s text:c="2"/>2 09:06 f2</text:p>
          </table:table-cell>
        </table:table-row>
      </table:table>
      <text:p text:style-name="P9"/>
      <text:p text:style-name="P10">3.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0">aapelbau@pccop1b131-08:~/Documents/ProgrammationC/TP/TP1$ cd tp1/dir1/</text:p>
            <text:p text:style-name="P20">aapelbau@pccop1b131-08:~/Documents/ProgrammationC/TP/TP1/tp1/dir1$ cp f11 ../tutu</text:p>
            <text:p text:style-name="P20">aapelbau@pccop1b131-08:~/Documents/ProgrammationC/TP/TP1/tp1/dir1$ cd ../dir2</text:p>
            <text:p text:style-name="P20">aapelbau@pccop1b131-08:~/Documents/ProgrammationC/TP/TP1/tp1/dir2$ mv ../dir1/f* .</text:p>
            <text:p text:style-name="P20">aapelbau@pccop1b131-08:~/Documents/ProgrammationC/TP/TP1/tp1/dir2$ ls</text:p>
            <text:p text:style-name="P20">f11 <text:s/>f12 <text:s/>f2</text:p>
          </table:table-cell>
        </table:table-row>
      </table:table>
      <text:p text:style-name="P11"/>
      <text:h text:style-name="P15" text:outline-level="3"/>
      <text:h text:style-name="P17" text:outline-level="3"><text:span text:style-name="T3">Exercice 2</text:span></text:h>
      <table:table table:name="Tableau8" table:style-name="Tableau8">
        <table:table-column table:style-name="Tableau8.A" table:number-columns-repeated="2"/>
        <table:table-row>
          <table:table-cell table:style-name="Tableau8.A1" office:value-type="string">
            <text:p text:style-name="P21">cd</text:p>
          </table:table-cell>
          <table:table-cell table:style-name="Tableau8.B1" office:value-type="string">
            <text:p text:style-name="P21">Retourne au dossier racine (~)</text:p>
          </table:table-cell>
        </table:table-row>
        <table:table-row>
          <table:table-cell table:style-name="Tableau8.A2" office:value-type="string">
            <text:p text:style-name="P21">mkdir ./tutu</text:p>
          </table:table-cell>
          <table:table-cell table:style-name="Tableau8.B2" office:value-type="string">
            <text:p text:style-name="P21">Créer le dossier le dossier tutu dans le dossier courant</text:p>
          </table:table-cell>
        </table:table-row>
        <table:table-row>
          <table:table-cell table:style-name="Tableau8.A2" office:value-type="string">
            <text:p text:style-name="P21">mkdir tutu/titi</text:p>
          </table:table-cell>
          <table:table-cell table:style-name="Tableau8.B2" office:value-type="string">
            <text:p text:style-name="P21">Créer le dossier titi dans le dossier titi</text:p>
          </table:table-cell>
        </table:table-row>
        <table:table-row>
          <table:table-cell table:style-name="Tableau8.A2" office:value-type="string">
            <text:p text:style-name="P21">cd tutu</text:p>
          </table:table-cell>
          <table:table-cell table:style-name="Tableau8.B2" office:value-type="string">
            <text:p text:style-name="P21">Se place dans le fichier tutu</text:p>
          </table:table-cell>
        </table:table-row>
        <table:table-row>
          <table:table-cell table:style-name="Tableau8.A2" office:value-type="string">
            <text:p text:style-name="P21">chmod u=r ../tutu/titi</text:p>
          </table:table-cell>
          <table:table-cell table:style-name="Tableau8.B2" office:value-type="string">
            <text:p text:style-name="P21">Donne à l’utilisateur le droit d’écriture sur ces 2 fichiers</text:p>
          </table:table-cell>
        </table:table-row>
        <table:table-row>
          <table:table-cell table:style-name="Tableau8.A6" office:value-type="string">
            <text:p text:style-name="P21">mkdir ~/tutu/titi/toto</text:p>
          </table:table-cell>
          <table:table-cell table:style-name="Tableau8.B6" office:value-type="string">
            <text:p text:style-name="P21">Créer le fichier toto en dessous du fichier titi</text:p>
          </table:table-cell>
        </table:table-row>
      </table:table>
      <text:h text:style-name="P16" text:outline-level="3"><text:span text:style-name="T3">Exercice 3</text:span></text:h>
      <text:p text:style-name="Text_20_body"/>
      <text:p text:style-name="P12">1,2,<text:span text:style-name="T7">3.</text:span>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20">aapelbau@pccop1b131-08:~/Documents/ProgrammationC/TP/TP1$ echo "Bonjour !" &gt; titi</text:p>
            <text:p text:style-name="P20">aapelbau@pccop1b131-08:~/Documents/ProgrammationC/TP/TP1$ ls</text:p>
            <text:p text:style-name="P20">CR_TP1_C_Arnaud_Apelbaum.docx <text:s/>CR_TP1_C_Arnaud_Apelbaum_v2.odt<text:tab/>titi <text:s/>tp1</text:p>
            <text:p text:style-name="P20">aapelbau@pccop1b131-08:~/Documents/ProgrammationC/TP/TP1$ cat titi</text:p>
            <text:p text:style-name="P20">Bonjour !</text:p>
            <text:p text:style-name="P20">aapelbau@pccop1b131-08:~/Documents/ProgrammationC/TP/TP1$ cat titi titi &gt; toto</text:p>
            <text:p text:style-name="P20">aapelbau@pccop1b131-08:~/Documents/ProgrammationC/TP/TP1$ ls</text:p>
            <text:p text:style-name="P22">méthode 1 (question 2)</text:p>
            <text:p text:style-name="P20">CR_TP1_C_Arnaud_Apelbaum.docx <text:s/>CR_TP1_C_Arnaud_Apelbaum_v2.odt<text:tab/>titi <text:s/>toto <text:s/>tp1</text:p>
            <text:p text:style-name="P20">aapelbau@pccop1b131-08:~/Documents/ProgrammationC/TP/TP1$ cat toto</text:p>
            <text:p text:style-name="P20">Bonjour !</text:p>
            <text:p text:style-name="P20">Bonjour !</text:p>
            <text:p text:style-name="P22">méthode 2 (question 2) avec sed au lieu de cat</text:p>
            <text:p text:style-name="P20">aapelbau@pccop1b131-08:~/Documents/ProgrammationC/TP/TP1$ sed -n p titi &gt; toto</text:p>
          </table:table-cell>
        </table:table-row>
      </table:table>
      <text:p text:style-name="P12"/>
      <text:p text:style-name="Text_20_body"/>
      <text:p text:style-name="P13"><text:soft-page-break/>4. « <text:span text:style-name="T8">2 »redirige les sorties d’erreur dans toto</text:span> 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20">aapelbau@pccop1b131-08:/var/spool$ ls -R 2&gt; ~/toto</text:p>
          </table:table-cell>
        </table:table-row>
      </table:table>
      <text:p text:style-name="P1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宋体" style:font-size-asian="11pt" style:language-asian="ja" style:country-asian="JP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宋体" style:font-size-asian="11pt" style:language-asian="ja" style:country-asian="JP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282cm" loext:contextual-spacing="false" fo:keep-together="always" fo:padding-left="0cm" fo:padding-right="0cm" fo:padding-top="0cm" fo:padding-bottom="0.035cm" fo:border-left="none" fo:border-right="none" fo:border-top="none" fo:border-bottom="0.51pt solid #595959" fo:keep-with-next="always"/>
      <style:text-properties fo:font-variant="small-caps" style:font-name="Calibri Light" fo:font-family="'Calibri Light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cm" loext:contextual-spacing="false" fo:keep-together="always" fo:keep-with-next="always"/>
      <style:text-properties fo:font-variant="small-caps" style:font-name="Calibri Light" fo:font-family="'Calibri Light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style:font-name="Calibri Light" fo:font-family="'Calibri Light'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style:font-name="Calibri Light" fo:font-family="'Calibri Light'" style:font-family-generic="roman" style:font-pitch="variable" fo:font-style="italic" fo:font-weight="bold" style:font-name-asian="宋体" style:font-family-asian="宋体" style:font-family-generic-asian="system" style:font-pitch-asian="variable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roman" style:font-pitch="variable" style:font-name-asian="宋体" style:font-family-asian="宋体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roman" style:font-pitch="variable" style:font-name-asian="宋体" style:font-family-asian="宋体" style:font-family-generic-asian="system" style:font-pitch-asian="variable" style:font-name-complex="Times New Roman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style:font-name-asian="宋体" style:font-family-asian="宋体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323232" fo:font-style="italic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loext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style:font-size-complex="10pt"/>
    </style:style>
    <style:style style:name="envelope_20_return" style:display-name="envelope return" style:family="paragraph" style:parent-style-name="Standard" style:default-outline-level="">
      <style:paragraph-properties fo:margin-top="0cm" fo:margin-bottom="0cm" loext:contextual-spacing="false" fo:line-height="100%"/>
      <style:text-properties style:font-name="Calibri Light" fo:font-family="'Calibri Light'" style:font-family-generic="roman" style:font-pitch="variable" style:font-name-asian="宋体" style:font-family-asian="宋体" style:font-family-generic-asian="system" style:font-pitch-asian="variable" style:font-name-complex="Times New Roman" style:font-family-complex="'Times New Roman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style:font-size-complex="10pt"/>
    </style:style>
    <style:style style:name="macro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style:font-size-complex="10.5pt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783f04" style:shadow="#000000 0.009cm 0.009cm"/>
      <style:text-properties fo:color="#783f04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b35e06" fo:border-bottom="0.51pt solid #b35e06"/>
      <style:text-properties fo:color="#b35e06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style:font-name-asian="宋体" style:font-family-asian="宋体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/>
    <style:style style:name="Titre_20_1_20_Car" style:display-name="Titre 1 Car" style:family="text" style:parent-style-name="Default_20_Paragraph_20_Font">
      <style:text-properties fo:font-variant="small-caps" style:font-name="Calibri Light" fo:font-family="'Calibri Light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Titre_20_2_20_Car" style:display-name="Titre 2 Car" style:family="text" style:parent-style-name="Default_20_Paragraph_20_Font">
      <style:text-properties fo:font-variant="small-caps" style:font-name="Calibri Light" fo:font-family="'Calibri Light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Titre_20_3_20_Car" style:display-name="Titre 3 Car" style:family="text" style:parent-style-name="Default_20_Paragraph_20_Font">
      <style:text-properties style:font-name="Calibri Light" fo:font-family="'Calibri Light'" style:font-family-generic="roman" style:font-pitch="variable" fo:font-weight="bold" style:font-name-asian="宋体" style:font-family-asian="宋体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style:font-name="Calibri Light" fo:font-family="'Calibri Light'" style:font-family-generic="roman" style:font-pitch="variable" fo:font-style="italic" fo:font-weight="bold" style:font-name-asian="宋体" style:font-family-asian="宋体" style:font-family-generic-asian="system" style:font-pitch-asian="variable" style:font-style-asian="italic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404040" style:font-name="Calibri Light" fo:font-family="'Calibri Light'" style:font-family-generic="roman" style:font-pitch="variable" style:font-name-asian="宋体" style:font-family-asian="宋体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404040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libri Light" fo:font-family="'Calibri Light'" style:font-family-generic="roman" style:font-pitch="variable" style:font-name-asian="宋体" style:font-family-asian="宋体" style:font-family-generic-asian="system" style:font-pitch-asian="variable" style:font-name-complex="Times New Roman" style:font-family-complex="'Times New Roman'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libri Light" fo:font-family="'Calibri Light'" style:font-family-generic="roman" style:font-pitch="variable" fo:font-style="italic" style:font-name-asian="宋体" style:font-family-asian="宋体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Corps_20_de_20_texte_20_3_20_Car" style:display-name="Corps de texte 3 Car" style:family="text" style:parent-style-name="Default_20_Paragraph_20_Font">
      <style:text-properties style:font-size-complex="8pt"/>
    </style:style>
    <style:style style:name="Retrait_20_corps_20_de_20_texte_20_3_20_Car" style:display-name="Retrait corps de texte 3 C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aire_20_Car" style:display-name="Commentaire Car" style:family="text" style:parent-style-name="Default_20_Paragraph_20_Font">
      <style:text-properties style:font-size-complex="10pt"/>
    </style:style>
    <style:style style:name="Objet_20_du_20_commentaire_20_Car" style:display-name="Objet du commentaire Car" style:family="text" style:parent-style-name="Commentaire_20_Car">
      <style:text-properties fo:font-weight="bold" style:font-weight-asian="bold" style:font-size-complex="10pt" style:font-weight-complex="bold"/>
    </style:style>
    <style:style style:name="Explorateur_20_de_20_documents_20_Car" style:display-name="Explorateur de document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Note_20_de_20_fin_20_Car" style:display-name="Note de fin Car" style:family="text" style:parent-style-name="Default_20_Paragraph_20_Font">
      <style:text-properties style:font-size-complex="10pt"/>
    </style:style>
    <style:style style:name="Note_20_de_20_bas_20_de_20_page_20_Car" style:display-name="Note de bas de page C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réformaté_20_HTML_20_Car" style:display-name="Préformaté HTML C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Texte_20_de_20_macro_20_Car" style:display-name="Texte de macro C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FollowedHyperlink" style:family="text" style:parent-style-name="Default_20_Paragraph_20_Font">
      <style:text-properties fo:color="#783f04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3a6331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595959"/>
    </style:style>
    <style:style style:name="Intense_20_Emphasis" style:display-name="Intense Emphasis" style:family="text" style:parent-style-name="Default_20_Paragraph_20_Font">
      <style:text-properties fo:color="#b35e06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b35e06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b35e06" fo:letter-spacing="0.009cm" fo:font-weight="bold" style:font-weight-asian="bold" style:font-weight-complex="bold"/>
    </style:style>
    <style:style style:name="wims_5f_emph" style:display-name="wims_emph" style:family="text" style:parent-style-name="Default_20_Paragraph_20_Font"/>
    <style:style style:name="wims_5f_mathml" style:display-name="wims_mathml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5.921cm" table:align="margins" style:writing-mode="lr-tb"/>
    </style:style>
    <style:style style:name="Tableau1.A" style:family="table-column">
      <style:table-column-properties style:column-width="7.96cm" style:rel-column-width="32767*"/>
    </style:style>
    <style:style style:name="Tableau1.B" style:family="table-column">
      <style:table-column-properties style:column-width="7.96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15.921cm" table:align="margins" style:writing-mode="lr-tb"/>
    </style:style>
    <style:style style:name="Tableau2.A" style:family="table-column">
      <style:table-column-properties style:column-width="7.96cm" style:rel-column-width="32767*"/>
    </style:style>
    <style:style style:name="Tableau2.B" style:family="table-column">
      <style:table-column-properties style:column-width="7.96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MP1" style:family="paragraph" style:parent-style-name="Footer">
      <style:text-properties style:language-complex="fr" style:country-complex="FR"/>
    </style:style>
    <style:style style:name="MP2" style:family="paragraph" style:parent-style-name="Footer">
      <style:text-properties officeooo:paragraph-rsid="00051b4c"/>
    </style:style>
    <style:style style:name="MP3" style:family="paragraph" style:parent-style-name="Footer">
      <style:paragraph-properties fo:text-align="end" style:justify-single-word="false"/>
      <style:text-properties officeooo:paragraph-rsid="00051b4c"/>
    </style:style>
    <style:style style:name="MP4" style:family="paragraph" style:parent-style-name="Header">
      <style:paragraph-properties>
        <style:tab-stops>
          <style:tab-stop style:position="6.509cm"/>
        </style:tab-stops>
      </style:paragraph-properties>
    </style:style>
    <style:style style:name="MP5" style:family="paragraph" style:parent-style-name="Footer">
      <style:text-properties officeooo:paragraph-rsid="00033625"/>
    </style:style>
    <style:style style:name="MT1" style:family="text">
      <style:text-properties officeooo:rsid="00033625"/>
    </style:style>
    <style:style style:name="MT2" style:family="text">
      <style:text-properties style:language-complex="fr" style:country-complex="FR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cm" fo:margin-top="0cm" fo:margin-bottom="0cm"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.318cm" fo:margin-top="0cm" fo:margin-bottom="0cm" style:run-through="background" style:wrap="run-through" style:number-wrapped-paragraphs="no-limit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MP2"><text:span text:style-name="MT1">Programmation C</text:span> – Elève : Arnaud Apelbaum</text:p>
              <text:p text:style-name="MP2"><text:span text:style-name="MT1">02</text:span>/<text:span text:style-name="MT1">10</text:span>/2020</text:p>
            </table:table-cell>
            <table:table-cell table:style-name="Tableau1.B1" office:value-type="string">
              <text:p text:style-name="MP3"><text:span text:style-name="MT2"><text:page-number text:select-page="current">3</text:page-number></text:span><text:span text:style-name="MT2">/</text:span><text:span text:style-name="MT2"><text:page-count>5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4"><draw:frame draw:style-name="Mfr1" draw:name="Image 3" text:anchor-type="char" svg:x="6.35cm" svg:y="-0.794cm" svg:width="1.275cm" svg:height="1.827cm" draw:z-index="2"><draw:image xlink:href="Pictures/100002010000009D000000E1B675AF66DCC0004D.png" xlink:type="simple" xlink:show="embed" xlink:actuate="onLoad" loext:mime-type="image/png"/><svg:desc>École supérieure d'ingénieurs de Paris-Est: ESIPE</svg:desc></draw:frame><draw:frame draw:style-name="Mfr2" draw:name="Image 2" text:anchor-type="char" svg:y="-0.45cm" svg:width="4.471cm" svg:height="1.326cm" draw:z-index="1"><draw:image xlink:href="Pictures/100000000000019B0000007A2CDF8EBF253E513B.png" xlink:type="simple" xlink:show="embed" xlink:actuate="onLoad" loext:mime-type="image/png"/><svg:desc>C:\Users\aapelbau\AppData\Local\Microsoft\Windows\INetCache\Content.MSO\BD2D6A0B.tmp</svg:desc></draw:frame><draw:frame draw:style-name="Mfr3" draw:name="Image 1" text:anchor-type="char" svg:y="-0.609cm" svg:width="2.806cm" svg:height="1.455cm" draw:z-index="0"><draw:image xlink:href="Pictures/10000201000000CF0000006BDFFA28B789442694.png" xlink:type="simple" xlink:show="embed" xlink:actuate="onLoad" loext:mime-type="image/png"/><svg:desc>charte graphique: Téléchargements</svg:desc></draw:frame><text:tab/></text:p>
      </style:header>
      <style:footer>
        <text:p text:style-name="MP5"/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MP2"><text:span text:style-name="MT1">Programmation C</text:span> – Elève : Arnaud Apelbaum</text:p>
              <text:p text:style-name="MP2"><text:span text:style-name="MT1">02</text:span>/<text:span text:style-name="MT1">10</text:span>/2020 </text:p>
            </table:table-cell>
            <table:table-cell table:style-name="Tableau2.B1" office:value-type="string">
              <text:p text:style-name="MP3"><text:page-number text:select-page="current">1</text:page-number>/<text:page-count>5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ELBAUM ARNAUD</meta:initial-creator>
    <meta:editing-cycles>69</meta:editing-cycles>
    <meta:creation-date>2020-09-25T12:16:00</meta:creation-date>
    <dc:date>2020-10-02T10:38:24.047409099</dc:date>
    <meta:editing-duration>PT6H32M28S</meta:editing-duration>
    <meta:generator>LibreOffice/6.1.5.2$Linux_X86_64 LibreOffice_project/10$Build-2</meta:generator>
    <meta:document-statistic meta:table-count="10" meta:image-count="3" meta:object-count="0" meta:page-count="5" meta:paragraph-count="98" meta:word-count="470" meta:character-count="4121" meta:non-whitespace-character-count="3713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DocSecurity" meta:value-type="float">0</meta:user-defined>
    <meta:user-defined meta:name="FeatureTags" meta:value-type="string"/>
    <meta:user-defined meta:name="HyperlinksChanged" meta:value-type="boolean">false</meta:user-defined>
    <meta:user-defined meta:name="InternalTags" meta:value-type="string"/>
    <meta:user-defined meta:name="LinksUpToDate" meta:value-type="boolean">false</meta:user-defined>
    <meta:user-defined meta:name="LocalizationTags" meta:value-type="string"/>
    <meta:user-defined meta:name="ScaleCrop" meta:value-type="boolean">false</meta:user-defined>
    <meta:user-defined meta:name="ScenarioTags" meta:value-type="string"/>
    <meta:user-defined meta:name="ShareDoc" meta:value-type="boolean">false</meta:user-defined>
    <meta:template xlink:type="simple" xlink:actuate="onRequest" xlink:title="Conception Rapport (vierge).dotx" xlink:href=""/>
  </office:meta>
</office:document-meta>
</file>